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B00000255C78F6B9E0ACD2F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36b" officeooo:paragraph-rsid="000f23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 1 Design a html page with the following layout.Use Bootstrap.</text:p>
      <text:p text:style-name="P1"><draw:frame draw:style-name="fr1" draw:name="Image1" text:anchor-type="char" svg:x="0cm" svg:y="0.122cm" svg:width="17cm" svg:height="7.86cm" draw:z-index="0"><draw:image xlink:href="Pictures/100002010000050B00000255C78F6B9E0ACD2FBF.png" xlink:type="simple" xlink:show="embed" xlink:actuate="onLoad" loext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9:26:35.154981877</meta:creation-date>
    <dc:date>2020-12-17T09:47:28.705411201</dc:date>
    <meta:editing-duration>PT2M10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1" meta:word-count="11" meta:character-count="66" meta:non-whitespace-character-count="56"/>
  </office:meta>
</office:document-meta>
</file>